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left" draw:textarea-vertical-align="top" draw:auto-grow-height="false" fo:padding-top="0.051cm" fo:padding-left="0.203cm"/>
    </style:style>
    <style:style style:name="gr2" style:family="graphic" style:parent-style-name="standard">
      <style:graphic-properties draw:fill-color="#33cc66" draw:textarea-horizontal-align="justify" draw:textarea-vertical-align="top" draw:auto-grow-height="false" fo:padding-top="0.051cm"/>
    </style:style>
    <style:style style:name="gr3" style:family="graphic" style:parent-style-name="standard">
      <style:graphic-properties svg:stroke-width="0.025cm" draw:marker-start-width="0.33cm" draw:marker-end="Symmetric_20_Arrow" draw:marker-end-width="0.152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1.8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2.006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33cc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2.1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1.178cm"/>
    </style:style>
    <style:style style:name="gr10" style:family="graphic" style:parent-style-name="standard">
      <style:graphic-properties svg:stroke-width="0.025cm" draw:marker-start-width="0.33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textarea-horizontal-align="left" draw:textarea-vertical-align="top" draw:auto-grow-height="false" fo:padding-top="0.051cm" fo:padding-bottom="0.051cm" fo:padding-left="0.051cm" fo:padding-right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4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fo:font-style="italic" style:font-size-asian="8pt" style:font-style-asian="italic" style:font-size-complex="8pt" style:font-style-complex="italic"/>
    </style:style>
    <style:style style:name="P4" style:family="paragraph">
      <style:text-properties fo:font-size="9pt" fo:font-style="italic" style:font-size-asian="9pt" style:font-style-asian="italic" style:font-size-complex="9pt" style:font-style-complex="italic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1cm" svg:height="2.231cm" svg:x="1.256cm" svg:y="4.152cm">
          <text:p text:style-name="P1"><text:span text:style-name="T1">Reg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78cm" svg:height="2.231cm" svg:x="4.366cm" svg:y="4.152cm">
          <text:p text:style-name="P1"><text:span text:style-name="T1">R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86cm" svg:y1="5.239cm" svg:x2="4.803cm" svg:y2="5.239cm">
          <text:p/>
        </draw:line>
        <draw:frame draw:style-name="gr4" draw:text-style-name="P3" draw:layer="layout" svg:width="2.393cm" svg:height="0.714cm" svg:x="3.051cm" svg:y="4.733cm">
          <draw:text-box>
            <text:p><text:span text:style-name="T2">pre/postPut</text:span></text:p>
          </draw:text-box>
        </draw:frame>
        <draw:frame draw:style-name="gr5" draw:text-style-name="P4" draw:layer="layout" svg:width="2.506cm" svg:height="0.761cm" svg:x="3.051cm" svg:y="5.112cm">
          <draw:text-box>
            <text:p><text:span text:style-name="T3">pre/</text:span><text:span text:style-name="T2">postGet</text:span></text:p>
          </draw:text-box>
        </draw:frame>
        <draw:custom-shape draw:style-name="gr6" draw:text-style-name="P2" draw:layer="layout" svg:width="1.555cm" svg:height="0.597cm" svg:x="2.858cm" svg:y="2.24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06cm" svg:height="0.597cm" svg:x="1cm" svg:y="2.245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55cm" svg:height="0.597cm" svg:x="4.413cm" svg:y="2.245cm">
          <text:p text:style-name="P1"><text:span text:style-name="T1">TC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626cm" svg:height="0.713cm" svg:x="4.31cm" svg:y="2.798cm">
          <draw:text-box>
            <text:p><text:span text:style-name="T4">commit/abort</text:span></text:p>
          </draw:text-box>
        </draw:frame>
        <draw:frame draw:style-name="gr9" draw:text-style-name="P5" draw:layer="layout" svg:width="1.678cm" svg:height="0.713cm" svg:x="2.553cm" svg:y="2.79cm">
          <draw:text-box>
            <text:p><text:span text:style-name="T4">get/put</text:span></text:p>
          </draw:text-box>
        </draw:frame>
        <draw:line draw:style-name="gr10" draw:text-style-name="P1" draw:layer="layout" svg:x1="2.858cm" svg:y1="2.517cm" svg:x2="2.506cm" svg:y2="2.527cm">
          <text:p/>
        </draw:line>
        <draw:line draw:style-name="gr10" draw:text-style-name="P1" draw:layer="layout" svg:x1="1.783cm" svg:y1="2.842cm" svg:x2="1.783cm" svg:y2="3.443cm">
          <text:p/>
        </draw:line>
        <draw:custom-shape draw:style-name="gr11" draw:text-style-name="P2" draw:layer="layout" svg:width="4.934cm" svg:height="3.067cm" svg:x="1.016cm" svg:y="3.442cm">
          <text:p text:style-name="P1"><text:span text:style-name="T1">Reg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1cm" svg:height="2.231cm" svg:x="1.256cm" svg:y="4.152cm">
          <text:p text:style-name="P1"><text:span text:style-name="T1">Reg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78cm" svg:height="2.231cm" svg:x="4.366cm" svg:y="4.152cm">
          <text:p text:style-name="P1"><text:span text:style-name="T1">R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86cm" svg:y1="5.239cm" svg:x2="4.803cm" svg:y2="5.239cm">
          <text:p/>
        </draw:line>
        <draw:frame draw:style-name="gr4" draw:text-style-name="P5" draw:layer="layout" svg:width="2.393cm" svg:height="0.714cm" svg:x="3.114cm" svg:y="4.614cm">
          <draw:text-box>
            <text:p><text:span text:style-name="T4">pre/postGet</text:span></text:p>
          </draw:text-box>
        </draw:frame>
        <draw:frame draw:style-name="gr5" draw:text-style-name="P5" draw:layer="layout" svg:width="2.506cm" svg:height="0.761cm" svg:x="3.114cm" svg:y="5.284cm">
          <draw:text-box>
            <text:p><text:span text:style-name="T4">pre/postPut</text:span></text:p>
          </draw:text-box>
        </draw:frame>
        <draw:frame draw:style-name="gr12" draw:text-style-name="P6" draw:layer="layout" svg:width="0.972cm" svg:height="0.809cm" svg:x="5.281cm" svg:y="4.733cm">
          <draw:text-box>
            <text:p><text:span text:style-name="T1">...</text:span></text:p>
          </draw:text-box>
        </draw:frame>
        <draw:frame draw:style-name="gr12" draw:text-style-name="P6" draw:layer="layout" svg:width="0.972cm" svg:height="0.809cm" svg:x="5.837cm" svg:y="4.733cm">
          <draw:text-box>
            <text:p><text:span text:style-name="T1">...</text:span></text:p>
          </draw:text-box>
        </draw:frame>
        <draw:custom-shape draw:style-name="gr7" draw:text-style-name="P2" draw:layer="layout" svg:width="1.555cm" svg:height="0.597cm" svg:x="4.413cm" svg:y="2.245cm">
          <text:p text:style-name="P1"><text:span text:style-name="T1">TC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55cm" svg:height="0.597cm" svg:x="4.413cm" svg:y="1cm">
          <text:p text:style-name="P1"><text:span text:style-name="T1">TSO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978cm" svg:y1="2.842cm" svg:x2="3.978cm" svg:y2="4.152cm">
          <text:p/>
        </draw:line>
        <draw:line draw:style-name="gr10" draw:text-style-name="P1" draw:layer="layout" svg:x1="4.543cm" svg:y1="2.232cm" svg:x2="4.543cm" svg:y2="1.597cm">
          <text:p/>
        </draw:line>
        <draw:line draw:style-name="gr10" draw:text-style-name="P1" draw:layer="layout" svg:x1="4.529cm" svg:y1="2.842cm" svg:x2="4.529cm" svg:y2="4.152cm">
          <text:p/>
        </draw:line>
        <draw:frame draw:style-name="gr8" draw:text-style-name="P5" draw:layer="layout" svg:width="2.626cm" svg:height="0.713cm" svg:x="4.345cm" svg:y="1.597cm">
          <draw:text-box>
            <text:p><text:span text:style-name="T4">timestam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</meta:initial-creator>
    <meta:creation-date>2012-04-01T14:16:03</meta:creation-date>
    <dc:date>2012-04-01T22:15:04</dc:date>
    <dc:creator>Benjamin </dc:creator>
    <meta:editing-duration>PT00H58M29S</meta:editing-duration>
    <meta:editing-cycles>63</meta:editing-cycles>
    <meta:generator>OpenOffice.org/3.2$Linux OpenOffice.org_project/320m19$Build-9505</meta:generator>
    <meta:document-statistic meta:object-count="26"/>
  </office:meta>
</office:document-meta>
</file>